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0.6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0.6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0.2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0.2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0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7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0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8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0.6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0.62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fo:min-height="0.8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725cm" svg:height="25.009cm" svg:x="7.881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71cm" svg:height="1.389cm" svg:x="7.896cm" svg:y="25.997cm">
          <text:p text:style-name="P1"><text:span text:style-name="T1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1cm" svg:height="1.388cm" svg:x="7.896cm" svg:y="24.609cm">
          <text:p text:style-name="P1">a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1cm" svg:height="1.388cm" svg:x="7.896cm" svg:y="23.221cm">
          <text:p text:style-name="P1">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1cm" svg:height="1.388cm" svg:x="7.896cm" svg:y="21.833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725cm" svg:height="1.39cm" svg:x="7.881cm" svg:y="20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71cm" svg:height="1.388cm" svg:x="7.896cm" svg:y="19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725cm" svg:height="1.388cm" svg:x="7.87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25cm" svg:height="1.389cm" svg:x="7.881cm" svg:y="17.678cm">
          <text:p text:style-name="P1">orig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18cm" svg:height="1.388cm" svg:x="7.881cm" svg:y="14.89cm">
          <text:p text:style-name="P1">val_escritu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718cm" svg:height="1.388cm" svg:x="7.881cm" svg:y="13.502cm">
          <text:p text:style-name="P1">retorn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6.754cm" svg:y="13.154cm">
          <draw:text-box>
            <text:p><text:span text:style-name="T2">40</text:span></text:p>
          </draw:text-box>
        </draw:frame>
        <draw:frame draw:style-name="gr5" draw:text-style-name="P3" draw:layer="layout" svg:width="1.205cm" svg:height="0.962cm" svg:x="6.754cm" svg:y="14.542cm">
          <draw:text-box>
            <text:p><text:span text:style-name="T2">36</text:span></text:p>
          </draw:text-box>
        </draw:frame>
        <draw:frame draw:style-name="gr6" draw:text-style-name="P3" draw:layer="layout" svg:width="1.205cm" svg:height="0.962cm" svg:x="6.754cm" svg:y="15.958cm">
          <draw:text-box>
            <text:p><text:span text:style-name="T2">32</text:span></text:p>
          </draw:text-box>
        </draw:frame>
        <draw:frame draw:style-name="gr7" draw:text-style-name="P3" draw:layer="layout" svg:width="1.205cm" svg:height="0.962cm" svg:x="6.695cm" svg:y="17.141cm">
          <draw:text-box>
            <text:p><text:span text:style-name="T2">28</text:span></text:p>
          </draw:text-box>
        </draw:frame>
        <draw:frame draw:style-name="gr8" draw:text-style-name="P3" draw:layer="layout" svg:width="1.296cm" svg:height="0.962cm" svg:x="6.798cm" svg:y="18.795cm">
          <draw:text-box>
            <text:p><text:span text:style-name="T2">24</text:span></text:p>
          </draw:text-box>
        </draw:frame>
        <draw:frame draw:style-name="gr6" draw:text-style-name="P3" draw:layer="layout" svg:width="1.205cm" svg:height="0.962cm" svg:x="6.754cm" svg:y="20.097cm">
          <draw:text-box>
            <text:p><text:span text:style-name="T2">20</text:span></text:p>
          </draw:text-box>
        </draw:frame>
        <draw:frame draw:style-name="gr6" draw:text-style-name="P3" draw:layer="layout" svg:width="1.205cm" svg:height="0.962cm" svg:x="6.754cm" svg:y="21.485cm">
          <draw:text-box>
            <text:p><text:span text:style-name="T2">16</text:span></text:p>
          </draw:text-box>
        </draw:frame>
        <draw:frame draw:style-name="gr7" draw:text-style-name="P3" draw:layer="layout" svg:width="1.205cm" svg:height="0.962cm" svg:x="6.754cm" svg:y="22.873cm">
          <draw:text-box>
            <text:p><text:span text:style-name="T2">12</text:span></text:p>
          </draw:text-box>
        </draw:frame>
        <draw:frame draw:style-name="gr9" draw:text-style-name="P3" draw:layer="layout" svg:width="0.853cm" svg:height="0.962cm" svg:x="6.859cm" svg:y="24.217cm">
          <draw:text-box>
            <text:p><text:span text:style-name="T2">8</text:span></text:p>
          </draw:text-box>
        </draw:frame>
        <draw:frame draw:style-name="gr10" draw:text-style-name="P3" draw:layer="layout" svg:width="0.853cm" svg:height="0.962cm" svg:x="6.837cm" svg:y="25.65cm">
          <draw:text-box>
            <text:p><text:span text:style-name="T2">4</text:span></text:p>
          </draw:text-box>
        </draw:frame>
        <draw:frame draw:style-name="gr11" draw:text-style-name="P3" draw:layer="layout" svg:width="0.489cm" svg:height="0.962cm" svg:x="6.837cm" svg:y="27.038cm">
          <draw:text-box>
            <text:p><text:span text:style-name="T2">0</text:span></text:p>
          </draw:text-box>
        </draw:frame>
        <draw:frame draw:style-name="gr12" draw:layer="layout" svg:width="1.772cm" svg:height="0.962cm" svg:x="13.982cm" svg:y="24.279cm">
          <draw:text-box>
            <text:p>ABA</text:p>
          </draw:text-box>
        </draw:frame>
        <draw:frame draw:style-name="gr13" draw:layer="layout" svg:width="1.805cm" svg:height="1.11cm" svg:x="13.995cm" svg:y="20.093cm">
          <draw:text-box>
            <text:p>UA</text:p>
          </draw:text-box>
        </draw:frame>
        <draw:frame draw:style-name="gr14" draw:layer="layout" svg:width="1.806cm" svg:height="0.962cm" svg:x="13.905cm" svg:y="4.989cm">
          <draw:text-box>
            <text:p>SRA</text:p>
          </draw:text-box>
        </draw:frame>
        <draw:custom-shape draw:style-name="gr2" draw:text-style-name="P1" draw:layer="layout" svg:width="4.725cm" svg:height="1.349cm" svg:x="7.9cm" svg:y="6.603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layout" svg:width="1.577cm" svg:height="0.962cm" svg:x="14.039cm" svg:y="13.32cm">
          <draw:text-box>
            <text:p>LTA</text:p>
          </draw:text-box>
        </draw:frame>
        <draw:frame draw:style-name="gr16" draw:text-style-name="P3" draw:layer="layout" svg:width="1.205cm" svg:height="0.962cm" svg:x="6.73cm" svg:y="11.703cm">
          <draw:text-box>
            <text:p><text:span text:style-name="T2">44</text:span></text:p>
          </draw:text-box>
        </draw:frame>
        <draw:custom-shape draw:style-name="gr2" draw:text-style-name="P1" draw:layer="layout" svg:width="4.726cm" svg:height="1.389cm" svg:x="7.868cm" svg:y="5.18cm">
          <text:p text:style-name="P1">$f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1.205cm" svg:height="0.962cm" svg:x="6.733cm" svg:y="10.378cm">
          <draw:text-box>
            <text:p><text:span text:style-name="T2">48</text:span></text:p>
          </draw:text-box>
        </draw:frame>
        <draw:custom-shape draw:style-name="gr18" draw:text-style-name="P1" draw:layer="layout" svg:width="0.35cm" svg:height="5.695cm" svg:x="13.294cm" svg:y="21.768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35cm" svg:height="5.695cm" svg:x="13.3cm" svg:y="2.508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344cm" svg:height="10.885cm" svg:x="13.3cm" svg:y="8.203cm">
          <text:p/>
          <draw:enhanced-geometry svg:viewBox="0 0 21600 21600" draw:glue-points="0 0 0 21600 21600 10800" draw:text-areas="0 ?f9 7800 ?f10" draw:mirror-horizontal="false" draw:mirror-vertical="false" draw:type="right-brace" draw:modifiers="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35cm" svg:height="2.68cm" svg:x="13.294cm" svg:y="19.088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192cm" svg:height="1.34cm" svg:x="7.875cm" svg:y="12.164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93cm" svg:height="1.34cm" svg:x="9.067cm" svg:y="12.16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93cm" svg:height="1.34cm" svg:x="10.259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35cm" svg:height="1.34cm" svg:x="11.451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351cm" svg:height="1.34cm" svg:x="6.376cm" svg:y="12.23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layer="layout" svg:width="1.5cm" svg:height="1.053cm" svg:x="5cm" svg:y="12.45cm">
          <draw:text-box>
            <text:p>V0</text:p>
          </draw:text-box>
        </draw:frame>
        <draw:custom-shape draw:style-name="gr2" draw:text-style-name="P1" draw:layer="layout" svg:width="4.725cm" svg:height="1.389cm" svg:x="7.882cm" svg:y="16.279cm">
          <text:p text:style-name="P1">desti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1cm" svg:height="1.388cm" svg:x="7.896cm" svg:y="10.833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1cm" svg:height="1.388cm" svg:x="7.896cm" svg:y="9.433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1cm" svg:height="1.388cm" svg:x="7.896cm" svg:y="8.033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26cm" svg:height="1.389cm" svg:x="7.868cm" svg:y="3.781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71cm" svg:height="1.388cm" svg:x="7.896cm" svg:y="2.433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1.205cm" svg:height="0.962cm" svg:x="6.734cm" svg:y="8.878cm">
          <draw:text-box>
            <text:p><text:span text:style-name="T2">52</text:span></text:p>
          </draw:text-box>
        </draw:frame>
        <draw:frame draw:style-name="gr20" draw:text-style-name="P3" draw:layer="layout" svg:width="1.205cm" svg:height="0.962cm" svg:x="6.734cm" svg:y="7.478cm">
          <draw:text-box>
            <text:p><text:span text:style-name="T2">56</text:span></text:p>
          </draw:text-box>
        </draw:frame>
        <draw:frame draw:style-name="gr17" draw:text-style-name="P3" draw:layer="layout" svg:width="1.205cm" svg:height="0.962cm" svg:x="6.734cm" svg:y="6.178cm">
          <draw:text-box>
            <text:p><text:span text:style-name="T2">60</text:span></text:p>
          </draw:text-box>
        </draw:frame>
        <draw:frame draw:style-name="gr17" draw:text-style-name="P3" draw:layer="layout" svg:width="1.205cm" svg:height="0.962cm" svg:x="6.734cm" svg:y="4.778cm">
          <draw:text-box>
            <text:p><text:span text:style-name="T2">64</text:span></text:p>
          </draw:text-box>
        </draw:frame>
        <draw:frame draw:style-name="gr17" draw:text-style-name="P3" draw:layer="layout" svg:width="1.205cm" svg:height="0.962cm" svg:x="6.734cm" svg:y="3.378cm">
          <draw:text-box>
            <text:p><text:span text:style-name="T2">68</text:span></text:p>
          </draw:text-box>
        </draw:frame>
        <draw:frame draw:style-name="gr17" draw:text-style-name="P3" draw:layer="layout" svg:width="1.205cm" svg:height="0.962cm" svg:x="6.734cm" svg:y="1.978cm">
          <draw:text-box>
            <text:p><text:span text:style-name="T2">72</text:span></text:p>
          </draw:text-box>
        </draw:frame>
        <draw:frame draw:style-name="gr17" draw:text-style-name="P3" draw:layer="layout" svg:width="1.205cm" svg:height="0.962cm" svg:x="6.734cm" svg:y="10.378cm">
          <draw:text-box>
            <text:p><text:span text:style-name="T2">4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13T01:22:48</dc:date>
    <meta:editing-duration>PT02H48M00S</meta:editing-duration>
    <meta:editing-cycles>33</meta:editing-cycles>
    <meta:generator>OpenOffice.org/3.2$Linux OpenOffice.org_project/320m12$Build-9483</meta:generator>
    <meta:document-statistic meta:object-count="53"/>
  </office:meta>
</office:document-meta>
</file>